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63e2" officeooo:paragraph-rsid="001463e2"/>
    </style:style>
    <style:style style:name="P2" style:family="paragraph" style:parent-style-name="Standard">
      <style:text-properties officeooo:rsid="0015023f" officeooo:paragraph-rsid="0015023f"/>
    </style:style>
    <style:style style:name="P3" style:family="paragraph" style:parent-style-name="Standard">
      <style:text-properties officeooo:rsid="001a045e" officeooo:paragraph-rsid="001a045e"/>
    </style:style>
    <style:style style:name="P4" style:family="paragraph" style:parent-style-name="Standard">
      <style:text-properties officeooo:rsid="001a045e" officeooo:paragraph-rsid="001a045e"/>
    </style:style>
    <style:style style:name="P5" style:family="paragraph" style:parent-style-name="Standard">
      <style:text-properties officeooo:rsid="001ccd36" officeooo:paragraph-rsid="001ccd36"/>
    </style:style>
    <style:style style:name="P6" style:family="paragraph" style:parent-style-name="Standard">
      <style:text-properties officeooo:paragraph-rsid="001ccd36"/>
    </style:style>
    <style:style style:name="P7" style:family="paragraph" style:parent-style-name="Text_20_body">
      <style:text-properties officeooo:paragraph-rsid="001ccd36"/>
    </style:style>
    <style:style style:name="T1" style:family="text">
      <style:text-properties style:text-position="super 58%"/>
    </style:style>
    <style:style style:name="T2" style:family="text">
      <style:text-properties officeooo:rsid="001c453f"/>
    </style:style>
    <style:style style:name="T3" style:family="text">
      <style:text-properties officeooo:rsid="001ccd36"/>
    </style:style>
    <style:style style:name="T4" style:family="text">
      <style:text-properties loext:padding="0.0193in" loext:border="0.06pt solid #e3e3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reated a text file named “input.txt”</text:p>
      <text:p text:style-name="P1"/>
      <text:p text:style-name="P2">2. Encrypting:</text:p>
      <text:p text:style-name="P2"/>
      <text:p text:style-name="P2">openssl enc -aes-128-cbc -e -in input -out encrypted_file.bin -K 00112233445566778889aabbccddeeff -iv 01020304050607083241231213124f24</text:p>
      <text:p text:style-name="P2"/>
      <text:p text:style-name="P2">3. Corrupted the 30<text:span text:style-name="T1">th</text:span> bit using Ghex.</text:p>
      <text:p text:style-name="P2"/>
      <text:p text:style-name="P3">4. Decrypting:</text:p>
      <text:p text:style-name="P3"/>
      <text:p text:style-name="P3">openssl enc -aes-128-cbc -d -in encrypted_file.bin -out decrypted_file.txt -K 0112233445566778889aabbccddeeff -iv 01020304050607083241231213124f24</text:p>
      <text:p text:style-name="P3"/>
      <text:p text:style-name="P3">CBC: </text:p>
      <text:p text:style-name="P3">Input text: Hello World! This is Shattik!<text:line-break/>Output text: Hello World! Th#}!?#<text:span text:style-name="T2">#}</text:span></text:p>
      <text:p text:style-name="P3"/>
      <text:p text:style-name="P6"><text:span text:style-name="T3">5. </text:span>CBC: <text:s/><text:span text:style-name="T3">C</text:span>an recover all information up to the corrupted bit. Beyond that, the decryption will produce incorrect data.</text:p>
      <text:p text:style-name="P7"><text:span text:style-name="Strong_20_Emphasis"><text:span text:style-name="T4"/></text:span></text:p>
      <text:p text:style-name="P7"><text:span text:style-name="Strong_20_Emphasis"><text:span text:style-name="T4">Explanation</text:span></text:span>: ECB mode encrypts each block independently, so corruption affects only the block where the bit was corrupted. CBC, CFB, and OFB modes propagate errors to subsequent blocks, affecting more data during decryption.</text:p>
      <text:p text:style-name="P7"><text:span text:style-name="Strong_20_Emphasis"><text:span text:style-name="T4">Implications</text:span></text:span>: The choice of encryption mode affects error propagation and data integrity during decryption. ECB mode is more vulnerable to localized errors, while CBC, CFB, and OFB modes propagate errors to larger portions of the data. This difference in error propagation can impact the reliability and security of encrypted communication.</text:p>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01:57:51.882187266</meta:creation-date>
    <dc:date>2024-05-07T02:23:15.406583448</dc:date>
    <meta:editing-duration>PT20M56S</meta:editing-duration>
    <meta:editing-cycles>6</meta:editing-cycles>
    <meta:generator>LibreOffice/7.3.7.2$Linux_X86_64 LibreOffice_project/30$Build-2</meta:generator>
    <meta:document-statistic meta:table-count="0" meta:image-count="0" meta:object-count="0" meta:page-count="1" meta:paragraph-count="11" meta:word-count="157" meta:character-count="1149" meta:non-whitespace-character-count="1001"/>
  </office:meta>
</office:document-meta>
</file>